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9" style:family="paragraph" style:parent-style-name="Standard">
      <style:text-properties fo:font-size="4pt" fo:font-weight="bold" style:font-size-asian="4pt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1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3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5" style:family="paragraph" style:parent-style-name="Standard">
      <style:text-properties fo:color="#000000" officeooo:paragraph-rsid="002502b2"/>
    </style:style>
    <style:style style:name="P36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38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1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4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5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6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8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49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7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0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1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2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6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64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65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6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67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68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69" style:family="paragraph" style:parent-style-name="Table_20_Contents">
      <style:text-properties fo:color="#000000" officeooo:paragraph-rsid="002502b2"/>
    </style:style>
    <style:style style:name="P70" style:family="paragraph" style:parent-style-name="Text_20_body">
      <style:text-properties fo:font-size="10pt" fo:font-weight="bold" style:font-size-asian="10pt" style:font-weight-asian="bold"/>
    </style:style>
    <style:style style:name="P71" style:family="paragraph" style:parent-style-name="Heading_20_3">
      <style:text-properties fo:font-size="11pt" style:font-size-asian="11pt" style:font-size-complex="11pt"/>
    </style:style>
    <style:style style:name="P72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7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74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75" style:family="paragraph" style:parent-style-name="Standard" style:master-page-name="Standard">
      <style:paragraph-properties style:page-number="auto"/>
      <style:text-properties fo:language="zxx" fo:country="none" officeooo:rsid="001efdcd" officeooo:paragraph-rsid="001efdcd" style:language-asian="zxx" style:country-asian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="Times New Roman" officeooo:rsid="001fa579" style:font-name-asian="Times New Roman" style:font-name-complex="Times New Roman"/>
    </style:style>
    <style:style style:name="T12" style:family="text">
      <style:text-properties style:font-name="Times New Roman" officeooo:rsid="00217a21" style:font-name-asian="Times New Roman" style:font-name-complex="Times New Roman"/>
    </style:style>
    <style:style style:name="T13" style:family="text">
      <style:text-properties style:font-name="Times New Roman" officeooo:rsid="002502b2" style:font-name-asian="Times New Roman" style:font-name-complex="Times New Roman"/>
    </style:style>
    <style:style style:name="T14" style:family="text">
      <style:text-properties officeooo:rsid="00217a2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6ec87" style:font-style-asian="italic" style:font-style-complex="italic"/>
    </style:style>
    <style:style style:name="T18" style:family="text">
      <style:text-properties officeooo:rsid="002502b2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style:font-name="Times" fo:font-style="italic" style:font-style-asian="italic" style:font-style-complex="italic"/>
    </style:style>
    <style:style style:name="T21" style:family="text">
      <style:text-properties style:text-position="0% 100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draw:frame draw:style-name="fr1" draw:name="Врезка2" text:anchor-type="char" svg:x="15.799cm" svg:y="1cm" svg:width="12.801cm" svg:height="19.001cm" draw:z-index="1"><draw:text-box><text:p text:style-name="P70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6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0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8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7"/></table:table-cell><table:covered-table-cell/></table:table-row><table:table-row table:style-name="Таблица3.2"><table:table-cell table:style-name="Таблица3.A1" table:number-columns-spanned="14" office:value-type="string"><text:p text:style-name="P6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65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49">“</text:p></table:table-cell><table:table-cell table:style-name="Таблица3.G4" table:number-columns-spanned="2" office:value-type="string"><text:p text:style-name="P72">d1s_y</text:p></table:table-cell><table:covered-table-cell/><table:table-cell table:style-name="Таблица3.F4" office:value-type="string"><text:p text:style-name="P48">”</text:p></table:table-cell><table:table-cell table:style-name="Таблица3.G4" table:number-columns-spanned="2" office:value-type="string"><text:p text:style-name="P47">month</text:p></table:table-cell><table:covered-table-cell/><table:table-cell table:style-name="Таблица3.F4" office:value-type="string"><text:p text:style-name="P45"><text:s/></text:p></table:table-cell><table:table-cell table:style-name="Таблица3.G4" office:value-type="string"><text:p text:style-name="P46">ybefore</text:p></table:table-cell><table:table-cell table:style-name="Таблица3.F4" office:value-type="string"><text:p text:style-name="P48">г.</text:p></table:table-cell></table:table-row><table:table-row table:style-name="Таблица3.5"><table:table-cell table:style-name="Таблица3.A5" table:number-columns-spanned="2" office:value-type="string"><text:p text:style-name="P62"/></table:table-cell><table:covered-table-cell/><table:table-cell table:style-name="Таблица3.F4" table:number-columns-spanned="12" office:value-type="string"><text:p text:style-name="P5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1">Средство измерений</text:p></table:table-cell><table:covered-table-cell/><table:table-cell table:style-name="Таблица3.G4" table:number-columns-spanned="12" office:value-type="string"><text:p text:style-name="P50">преобразователь <text:span text:style-name="T18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67"/></table:table-cell><table:covered-table-cell/><table:table-cell table:style-name="Таблица3.C7" table:number-columns-spanned="12" office:value-type="string"><text:p text:style-name="P59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1"><text:span text:style-name="T18">pribor range_min </text:span><text:span text:style-name="T9">… range_max unit </text:span><text:span text:style-name="T10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59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73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58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1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56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1">,</text:p></table:table-cell></table:table-row><table:table-row table:style-name="Таблица3.13"><table:table-cell table:style-name="Таблица3.A5" office:value-type="string"><text:p text:style-name="P61">заявитель</text:p></table:table-cell><table:table-cell table:style-name="Таблица3.G4" table:number-columns-spanned="13" office:value-type="string"><text:p text:style-name="P64"><text:span text:style-name="T18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67"/></table:table-cell><table:table-cell table:style-name="Таблица3.F4" table:number-columns-spanned="13" office:value-type="string"><text:p text:style-name="P59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59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1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56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67"/></table:table-cell><table:covered-table-cell/><table:covered-table-cell/><table:covered-table-cell/><table:table-cell table:style-name="Таблица3.C7" table:number-columns-spanned="10" office:value-type="string"><text:p text:style-name="P58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58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1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0">калибратор <text:span text:style-name="T18">MC5-R-IS</text:span> <text:span text:style-name="T18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67"/></table:table-cell><table:covered-table-cell/><table:covered-table-cell/><table:covered-table-cell/><table:table-cell table:style-name="Таблица3.C7" table:number-columns-spanned="10" office:value-type="string"><text:p text:style-name="P58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3"><text:span text:style-name="T5">зав. №</text:span><text:span text:style-name="T18">20075192</text:span><text:span text:style-name="T5"> погрешность </text:span><text:span text:style-name="T7">±</text:span><text:span text:style-name="T9">(</text:span><text:span text:style-name="T7">0,04</text:span><text:span text:style-name="T11">% </text:span><text:span text:style-name="T13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58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1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4"><text:span text:style-name="T14">t воздуха = </text:span><text:span text:style-name="T18">vosduh</text:span><text:span text:style-name="T14"> </text:span><text:span text:style-name="T8">º</text:span><text:span text:style-name="T12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2"/></table:table-cell><table:covered-table-cell/><table:covered-table-cell/><table:table-cell table:style-name="Таблица3.G4" table:number-columns-spanned="4" office:value-type="string"><text:p text:style-name="P52"/></table:table-cell><table:covered-table-cell/><table:covered-table-cell/><table:covered-table-cell/><table:table-cell table:style-name="Таблица3.G4" table:number-columns-spanned="7" office:value-type="string"><text:p text:style-name="P63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5">атм. давление <text:span text:style-name="T18">atm</text:span> кПа; влажность <text:span text:style-name="T18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58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0">и на основании результатов первичной (<text:span text:style-name="T15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4"/><text:p text:style-name="P2">Знак поверки</text:p><text:p text:style-name="P14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8">должность руководителя подразделения</text:p></table:table-cell><table:table-cell table:style-name="Таблица4.B1" office:value-type="string"><text:p text:style-name="P17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19"/></table:table-cell><table:table-cell table:style-name="Таблица4.A2" office:value-type="string"><text:p text:style-name="P18">инициалы, фамилия</text:p></table:table-cell></table:table-row><table:table-row table:style-name="Таблица4.3"><table:table-cell table:style-name="Таблица4.B1" office:value-type="string"><text:p text:style-name="P12"/></table:table-cell><table:table-cell table:style-name="Таблица4.B1" office:value-type="string"><text:p text:style-name="P12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5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8">инициалы, фамилия</text:p></table:table-cell></table:table-row></table:table><text:p text:style-name="P29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9">“</text:p></table:table-cell><table:table-cell table:style-name="Таблица5.B1" office:value-type="string"><text:p text:style-name="P74">d1s_y</text:p></table:table-cell><table:table-cell table:style-name="Таблица5.A1" office:value-type="string"><text:p text:style-name="P38">”</text:p></table:table-cell><table:table-cell table:style-name="Таблица5.B1" office:value-type="string"><text:p text:style-name="P42">month</text:p></table:table-cell><table:table-cell table:style-name="Таблица5.A1" office:value-type="string"><text:p text:style-name="P38"/></table:table-cell><table:table-cell table:style-name="Таблица5.B1" office:value-type="string"><text:p text:style-name="P40">ywhen</text:p></table:table-cell><table:table-cell table:style-name="Таблица5.A1" office:value-type="string"><text:p text:style-name="P38">г.</text:p></table:table-cell></table:table-row></table:table><text:p text:style-name="Standard"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Врезка1" text:anchor-type="char" svg:x="1cm" svg:y="1cm" svg:width="12.801cm" svg:height="19.001cm" draw:z-index="0"><draw:text-box><text:h text:style-name="P71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7"><text:tab/><text:tab/></text:p><text:p text:style-name="P37"/><text:p text:style-name="P37"/><text:p text:style-name="P37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5"/></table:table-cell><table:table-cell table:style-name="Таблица1.C2" office:value-type="string"><text:p text:style-name="P18">подпись</text:p></table:table-cell><table:table-cell table:style-name="Таблица1.A1" office:value-type="string"><text:p text:style-name="P20"/></table:table-cell><table:table-cell table:style-name="Таблица1.C2" office:value-type="string"><text:p text:style-name="P18">инициалы, фамилия</text:p></table:table-cell></table:table-row></table:table><text:p text:style-name="Standard"/><text:p text:style-name="P22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9">“</text:p></table:table-cell><table:table-cell table:style-name="Таблица2.B1" office:value-type="string"><text:p text:style-name="P74">d1s_y</text:p></table:table-cell><table:table-cell table:style-name="Таблица2.A1" office:value-type="string"><text:p text:style-name="P38">”</text:p></table:table-cell><table:table-cell table:style-name="Таблица2.B1" office:value-type="string"><text:p text:style-name="P42">month</text:p></table:table-cell><table:table-cell table:style-name="Таблица2.A1" office:value-type="string"><text:p text:style-name="P38"/></table:table-cell><table:table-cell table:style-name="Таблица2.B1" office:value-type="string"><text:p text:style-name="P41">ywhen</text:p></table:table-cell><table:table-cell table:style-name="Таблица2.A1" office:value-type="string"><text:p text:style-name="P38">г.</text:p></table:table-cell></table:table-row></table:table><text:p text:style-name="P1"/><text:p text:style-name="P16"/><text:p text:style-name="P16"/><text:p text:style-name="P23">ФБУ «Тюменский ЦСМ» осуществляет деятельность по поверке средств измерений.</text:p><text:p text:style-name="P43">Аттестат аккредитации № 006 действителен до 31.12.2015 г.</text:p><text:p text:style-name="P23">625027, г. Тюмень, ул. Минская, д. 88. Тел. (3452) 20-62-95, факс 28-00-84, 20-45-23.</text:p><text:p text:style-name="P23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4"/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Протокол №____________</text:p>
      <text:p text:style-name="P32">поверки преобразователя давления<text:tab/></text:p>
      <text:p text:style-name="P32"><text:tab/><text:tab/></text:p>
      <text:p text:style-name="P35"><text:tab/>Тип:<text:tab/><text:tab/><text:tab/><text:span text:style-name="T16">pribor</text:span></text:p>
      <text:p text:style-name="P35"><text:tab/>Заводской №<text:tab/><text:tab/><text:span text:style-name="T16">serial</text:span></text:p>
      <text:p text:style-name="P33"><text:tab/>Класс точности:<text:tab/><text:span text:style-name="T16">klass</text:span></text:p>
      <text:p text:style-name="P35"><text:tab/>Пределы измерения: <text:span text:style-name="T16">range_min </text:span><text:span text:style-name="T20">...</text:span><text:span text:style-name="T16"> range_max unit</text:span></text:p>
      <text:p text:style-name="P35"><text:tab/>Принадлежит: <text:tab/><text:span text:style-name="T16">owner</text:span></text:p>
      <text:p text:style-name="P32"><text:tab/><text:tab/><text:tab/><text:tab/><text:tab/><text:tab/><text:tab/><text:tab/><text:tab/><text:tab/><text:tab/><text:tab/>Результаты измерений</text:p>
      <text:p text:style-name="P3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4">Поверяемое значение измеряемой величины, <text:span text:style-name="T21">unit</text:span></text:p>
          </table:table-cell>
          <table:table-cell table:style-name="Таблица6.A1" table:number-rows-spanned="2" office:value-type="string">
            <text:p text:style-name="P34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4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4">Погрешность, мА</text:p>
          </table:table-cell>
          <table:covered-table-cell/>
          <table:table-cell table:style-name="Таблица6.G1" table:number-rows-spanned="2" office:value-type="string">
            <text:p text:style-name="P34">Вариация, мА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68">Прямой ход</text:p>
          </table:table-cell>
          <table:table-cell table:style-name="Таблица6.D2" office:value-type="string">
            <text:p text:style-name="P68">Обратный ход</text:p>
          </table:table-cell>
          <table:table-cell table:style-name="Таблица6.F8" office:value-type="string">
            <text:p text:style-name="P68">Прямой ход</text:p>
          </table:table-cell>
          <table:table-cell table:style-name="Таблица6.F8" office:value-type="string">
            <text:p text:style-name="P68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4">tabl11</text:p>
          </table:table-cell>
          <table:table-cell table:style-name="Таблица6.D2" office:value-type="string">
            <text:p text:style-name="P34">tabl12</text:p>
          </table:table-cell>
          <table:table-cell table:style-name="Таблица6.F8" office:value-type="string">
            <text:p text:style-name="P34">tabl13</text:p>
          </table:table-cell>
          <table:table-cell table:style-name="Таблица6.D2" office:value-type="string">
            <text:p text:style-name="P34">tabl14</text:p>
          </table:table-cell>
          <table:table-cell table:style-name="Таблица6.F8" office:value-type="string">
            <text:p text:style-name="P34">tabl15</text:p>
          </table:table-cell>
          <table:table-cell table:style-name="Таблица6.F8" office:value-type="string">
            <text:p text:style-name="P34">tabl16</text:p>
          </table:table-cell>
          <table:table-cell table:style-name="Таблица6.G3" office:value-type="string">
            <text:p text:style-name="P34">tabl17</text:p>
          </table:table-cell>
        </table:table-row>
        <table:table-row>
          <table:table-cell table:style-name="Таблица6.D2" office:value-type="string">
            <text:p text:style-name="P34">tabl21</text:p>
          </table:table-cell>
          <table:table-cell table:style-name="Таблица6.D2" office:value-type="string">
            <text:p text:style-name="P34">tabl22</text:p>
          </table:table-cell>
          <table:table-cell table:style-name="Таблица6.F8" office:value-type="string">
            <text:p text:style-name="P34">tabl23</text:p>
          </table:table-cell>
          <table:table-cell table:style-name="Таблица6.D2" office:value-type="string">
            <text:p text:style-name="P34">tabl24</text:p>
          </table:table-cell>
          <table:table-cell table:style-name="Таблица6.F8" office:value-type="string">
            <text:p text:style-name="P34">tabl25</text:p>
          </table:table-cell>
          <table:table-cell table:style-name="Таблица6.F8" office:value-type="string">
            <text:p text:style-name="P34">tabl26</text:p>
          </table:table-cell>
          <table:table-cell table:style-name="Таблица6.G3" office:value-type="string">
            <text:p text:style-name="P34">tabl27</text:p>
          </table:table-cell>
        </table:table-row>
        <table:table-row>
          <table:table-cell table:style-name="Таблица6.D2" office:value-type="string">
            <text:p text:style-name="P34">tabl31</text:p>
          </table:table-cell>
          <table:table-cell table:style-name="Таблица6.D2" office:value-type="string">
            <text:p text:style-name="P34">tabl32</text:p>
          </table:table-cell>
          <table:table-cell table:style-name="Таблица6.F8" office:value-type="string">
            <text:p text:style-name="P34">tabl33</text:p>
          </table:table-cell>
          <table:table-cell table:style-name="Таблица6.D2" office:value-type="string">
            <text:p text:style-name="P34">tabl34</text:p>
          </table:table-cell>
          <table:table-cell table:style-name="Таблица6.F8" office:value-type="string">
            <text:p text:style-name="P34">tabl35</text:p>
          </table:table-cell>
          <table:table-cell table:style-name="Таблица6.F8" office:value-type="string">
            <text:p text:style-name="P34">tabl36</text:p>
          </table:table-cell>
          <table:table-cell table:style-name="Таблица6.G3" office:value-type="string">
            <text:p text:style-name="P34">tabl37</text:p>
          </table:table-cell>
        </table:table-row>
        <table:table-row>
          <table:table-cell table:style-name="Таблица6.D2" office:value-type="string">
            <text:p text:style-name="P34">tabl41</text:p>
          </table:table-cell>
          <table:table-cell table:style-name="Таблица6.D2" office:value-type="string">
            <text:p text:style-name="P34">tabl42</text:p>
          </table:table-cell>
          <table:table-cell table:style-name="Таблица6.F8" office:value-type="string">
            <text:p text:style-name="P34">tabl43</text:p>
          </table:table-cell>
          <table:table-cell table:style-name="Таблица6.D2" office:value-type="string">
            <text:p text:style-name="P34">tabl44</text:p>
          </table:table-cell>
          <table:table-cell table:style-name="Таблица6.F8" office:value-type="string">
            <text:p text:style-name="P34">tabl45</text:p>
          </table:table-cell>
          <table:table-cell table:style-name="Таблица6.F8" office:value-type="string">
            <text:p text:style-name="P34">tabl46</text:p>
          </table:table-cell>
          <table:table-cell table:style-name="Таблица6.G3" office:value-type="string">
            <text:p text:style-name="P34">tabl47</text:p>
          </table:table-cell>
        </table:table-row>
        <table:table-row>
          <table:table-cell table:style-name="Таблица6.D2" office:value-type="string">
            <text:p text:style-name="P34">tabl51</text:p>
          </table:table-cell>
          <table:table-cell table:style-name="Таблица6.D2" office:value-type="string">
            <text:p text:style-name="P34">tabl52</text:p>
          </table:table-cell>
          <table:table-cell table:style-name="Таблица6.F8" office:value-type="string">
            <text:p text:style-name="P34">tabl53</text:p>
          </table:table-cell>
          <table:table-cell table:style-name="Таблица6.D2" office:value-type="string">
            <text:p text:style-name="P34">tabl54</text:p>
          </table:table-cell>
          <table:table-cell table:style-name="Таблица6.F8" office:value-type="string">
            <text:p text:style-name="P34">tabl55</text:p>
          </table:table-cell>
          <table:table-cell table:style-name="Таблица6.F8" office:value-type="string">
            <text:p text:style-name="P34">tabl56</text:p>
          </table:table-cell>
          <table:table-cell table:style-name="Таблица6.G3" office:value-type="string">
            <text:p text:style-name="P34">tabl57</text:p>
          </table:table-cell>
        </table:table-row>
        <table:table-row>
          <table:table-cell table:style-name="Таблица6.D2" office:value-type="string">
            <text:p text:style-name="P34">tabl61</text:p>
          </table:table-cell>
          <table:table-cell table:style-name="Таблица6.D2" office:value-type="string">
            <text:p text:style-name="P34">tabl62</text:p>
          </table:table-cell>
          <table:table-cell table:style-name="Таблица6.F8" office:value-type="string">
            <text:p text:style-name="P34">tabl63</text:p>
          </table:table-cell>
          <table:table-cell table:style-name="Таблица6.D2" office:value-type="string">
            <text:p text:style-name="P34">tabl64</text:p>
          </table:table-cell>
          <table:table-cell table:style-name="Таблица6.F8" office:value-type="string">
            <text:p text:style-name="P34">tabl65</text:p>
          </table:table-cell>
          <table:table-cell table:style-name="Таблица6.F8" office:value-type="string">
            <text:p text:style-name="P34">tabl66</text:p>
          </table:table-cell>
          <table:table-cell table:style-name="Таблица6.G3" office:value-type="string">
            <text:p text:style-name="P34">tabl67</text:p>
          </table:table-cell>
        </table:table-row>
      </table:table>
      <text:p text:style-name="P35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5">Предел доп. погрешности:</text:p>
          </table:table-cell>
          <table:table-cell table:style-name="Таблица7.A1" office:value-type="string">
            <text:p text:style-name="P35">±klass%</text:p>
          </table:table-cell>
        </table:table-row>
        <table:table-row>
          <table:table-cell table:style-name="Таблица7.A1" office:value-type="string">
            <text:p text:style-name="P35">Наибольшая погрешность: </text:p>
          </table:table-cell>
          <table:table-cell table:style-name="Таблица7.A1" office:value-type="string">
            <text:p text:style-name="P69">ma-xd%</text:p>
          </table:table-cell>
        </table:table-row>
        <table:table-row>
          <table:table-cell table:style-name="Таблица7.A1" office:value-type="string">
            <text:p text:style-name="P35"/>
          </table:table-cell>
          <table:table-cell table:style-name="Таблица7.A1" office:value-type="string">
            <text:p text:style-name="P69"/>
          </table:table-cell>
        </table:table-row>
        <table:table-row>
          <table:table-cell table:style-name="Таблица7.A1" office:value-type="string">
            <text:p text:style-name="P35">Предел доп. вариации:</text:p>
          </table:table-cell>
          <table:table-cell table:style-name="Таблица7.A1" office:value-type="string">
            <text:p text:style-name="P35">klass%</text:p>
          </table:table-cell>
        </table:table-row>
        <table:table-row>
          <table:table-cell table:style-name="Таблица7.A1" office:value-type="string">
            <text:p text:style-name="P35">Наибольшая вариация:</text:p>
          </table:table-cell>
          <table:table-cell table:style-name="Таблица7.A1" office:value-type="string">
            <text:p text:style-name="P69">m-axv%</text:p>
          </table:table-cell>
        </table:table-row>
      </table:table>
      <text:p text:style-name="P35"><text:s/><text:tab/></text:p>
      <text:p text:style-name="P35"><text:tab/>Поверитель:<text:tab/>_____________ pover<text:tab/><text:tab/></text:p>
      <text:p text:style-name="P35"/>
      <text:p text:style-name="P36"><text:tab/>Дата поверки: <text:span text:style-name="T17">d1s_y</text:span><text:span text:style-name="T16"> month </text:span><text:span text:style-name="T19">ywhen</text:span><text:span text:style-name="T16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imshp </dc:creator>
    <dc:date>2013-01-18T10:16:30</dc:date>
    <meta:print-date>2012-12-27T17:19:00</meta:print-date>
    <meta:editing-cycles>74</meta:editing-cycles>
    <meta:editing-duration>PT5H3M16S</meta:editing-duration>
    <meta:generator>LibreOffice/3.6$Linux_x86 LibreOffice_project/360m1$Build-2</meta:generator>
    <meta:document-statistic meta:table-count="7" meta:image-count="0" meta:object-count="0" meta:page-count="2" meta:paragraph-count="150" meta:word-count="405" meta:character-count="3005" meta:non-whitespace-character-count="2695"/>
    <meta:user-defined meta:name="Поле 1"/>
    <meta:user-defined meta:name="Поле 2"/>
    <meta:user-defined meta:name="Поле 3"/>
    <meta:user-defined meta:name="Поле 4"/>
  </office:meta>
</office:document-meta>
</file>